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6"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7"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8" style:family="paragraph" style:parent-style-name="Standard" style:list-style-name="WWNum1">
      <style:paragraph-properties fo:margin-left="1.5in" fo:margin-right="0in" fo:margin-top="0in" fo:margin-bottom="0in" loext:contextual-spacing="false" fo:line-height="100%" fo:text-indent="-0.25in" style:auto-text-indent="false"/>
    </style:style>
    <style:style style:name="P9" style:family="paragraph" style:parent-style-name="Standard" style:list-style-name="WWNum1">
      <style:paragraph-properties fo:margin-left="2in" fo:margin-right="0in" fo:margin-top="0in" fo:margin-bottom="0in" loext:contextual-spacing="false" fo:line-height="100%" fo:text-indent="-0.25in" style:auto-text-indent="false"/>
    </style:style>
    <style:style style:name="P10" style:family="paragraph" style:parent-style-name="Heading_20_4">
      <style:paragraph-properties fo:margin-top="0.1665in" fo:margin-bottom="0.028in" loext:contextual-spacing="false" fo:line-height="100%" fo:keep-together="auto" fo:keep-with-next="auto"/>
    </style:style>
    <style:style style:name="P11" style:family="paragraph" style:parent-style-name="Heading_20_3" style:master-page-name="Standard">
      <style:paragraph-properties fo:margin-top="0.1945in" fo:margin-bottom="0.0555in" loext:contextual-spacing="false" fo:line-height="100%" fo:keep-together="auto" style:page-number="1" fo:keep-with-next="auto"/>
    </style:style>
    <style:style style:name="T1" style:family="text">
      <style:text-properties fo:color="#000000" fo:font-size="13pt" fo:font-weight="bold" style:font-size-asian="13pt" style:font-weight-asian="bold" style:font-size-complex="13pt"/>
    </style:style>
    <style:style style:name="T2" style:family="text">
      <style:text-properties fo:color="#000000" fo:font-size="11pt" fo:font-weight="bold" style:font-size-asian="11pt" style:font-weight-asian="bold" style:font-size-complex="11pt"/>
    </style:style>
    <style:style style:name="T3" style:family="text">
      <style:text-properties fo:font-weight="bold" style:font-weight-asian="bold"/>
    </style:style>
    <style:style style:name="T4"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g4b075mj99xh"/><text:span text:style-name="T1">Backend API Development Task</text:span></text:p>
      <text:p text:style-name="P10"><text:bookmark text:name="_ebprbm8v8vhb"/><text:span text:style-name="T2">Prerequisites:</text:span></text:p>
      <text:list xml:id="list3490608290" text:style-name="WWNum2">
        <text:list-item>
          <text:p text:style-name="P1">You may use online resources as long as the license rules allow it.</text:p>
        </text:list-item>
        <text:list-item>
          <text:p text:style-name="P3">Framework and library usage is allowed.</text:p>
        </text:list-item>
        <text:list-item>
          <text:p text:style-name="P3">The system development technology can be freely chosen based on your experience, but the recommendation is to develop on ASP.NET Core Web API and use Postman or similar tool for API testing</text:p>
        </text:list-item>
        <text:list-item>
          <text:p text:style-name="P5">The time to develop the program is 5 hours. Prioritize and finish key features if unable to complete all requirements.</text:p>
        </text:list-item>
      </text:list>
      <text:p text:style-name="P10"><text:bookmark text:name="_n87t4t4lwin9"/><text:span text:style-name="T2">Functional Requirements:</text:span></text:p>
      <text:list xml:id="list887685441" text:style-name="WWNum1">
        <text:list-item>
          <text:p text:style-name="P2"><text:span text:style-name="T3">User Authentication: </text:span>Create an API endpoint for user login with fields "Username" and "Password".</text:p>
          <text:list>
            <text:list-item>
              <text:p text:style-name="P6">There must be an error notification if any of the parameters are incorrect.</text:p>
            </text:list-item>
            <text:list-item>
              <text:p text:style-name="P6">There must be 2 users with different roles: admin and user.</text:p>
            </text:list-item>
            <text:list-item>
              <text:p text:style-name="P6">Users can be added to the database using a registration endpoint or database seeding scripts.</text:p>
            </text:list-item>
            <text:list-item>
              <text:p text:style-name="P6">If the user provides valid credentials, a token should be generated and returned, which will be used for subsequent requests.</text:p>
            </text:list-item>
          </text:list>
        </text:list-item>
        <text:list-item>
          <text:p text:style-name="P4"><text:span text:style-name="T3">Product Management:</text:span></text:p>
          <text:list>
            <text:list-item>
              <text:p text:style-name="P6">A Database table named "product" with fields “title”, “quantity” and “price” must be created in the database using migration scripts. Afterward, it is recommended to insert data into this table using seeding scripts for initial data population.</text:p>
            </text:list-item>
            <text:list-item>
              <text:p text:style-name="P6">Create API endpoints for product management:</text:p>
              <text:list>
                <text:list-item>
                  <text:p text:style-name="P8"><text:span text:style-name="T3">GET /products</text:span>: Retrieve a list of products.</text:p>
                  <text:list>
                    <text:list-item>
                      <text:p text:style-name="P9">The response should be a JSON array with columns: "Item name", "Quantity", "Price", "Total price with VAT".</text:p>
                    </text:list-item>
                    <text:list-item>
                      <text:p text:style-name="P9">The "Total price with VAT" is calculated using the formula: <text:line-break/><text:span text:style-name="T4">Total price with VAT=(Item amount * Price per item) * (1+VAT)<text:line-break/></text:span>Note: This value is not stored in the database.</text:p>
                    </text:list-item>
                    <text:list-item>
                      <text:p text:style-name="P9">The VAT value is retrieved from a configuration file.</text:p>
                    </text:list-item>
                  </text:list>
                </text:list-item>
                <text:list-item>
                  <text:p text:style-name="P8"><text:span text:style-name="T3">GET /products/{id}</text:span>: Retrieve a single product by ID.</text:p>
                </text:list-item>
                <text:list-item>
                  <text:p text:style-name="P8"><text:span text:style-name="T3">POST /products</text:span>: Create a new product (admin only).</text:p>
                  <text:list>
                    <text:list-item>
                      <text:p text:style-name="P9">Input fields must be validated.</text:p>
                    </text:list-item>
                  </text:list>
                </text:list-item>
                <text:list-item>
                  <text:p text:style-name="P8"><text:span text:style-name="T3">PUT /products/{id}</text:span>: Update an existing product (admin only).</text:p>
                  <text:list>
                    <text:list-item>
                      <text:p text:style-name="P9">Input fields must be validated.</text:p>
                    </text:list-item>
                  </text:list>
                </text:list-item>
                <text:list-item>
                  <text:p text:style-name="P8"><text:span text:style-name="T3">DELETE /products/{id}</text:span>: Delete a product (admin only).</text:p>
                </text:list-item>
              </text:list>
            </text:list-item>
            <text:list-item>
              <text:p text:style-name="P6"><text:soft-page-break/>Regular users should only have read access (GET endpoints).</text:p>
            </text:list-item>
            <text:list-item>
              <text:p text:style-name="P6">Admin users should have full CRUD functionality (GET, POST, PUT, DELETE endpoints).</text:p>
            </text:list-item>
          </text:list>
        </text:list-item>
        <text:list-item>
          <text:p text:style-name="P4"><text:span text:style-name="T3">Audit Logging:</text:span></text:p>
          <text:list>
            <text:list-item>
              <text:p text:style-name="P6">Create a table named "product_audit" to store data history.</text:p>
              <text:list>
                <text:list-item>
                  <text:p text:style-name="P8">This table should record changes to products, including what was changed, by which user, and when the data was changed.</text:p>
                </text:list-item>
              </text:list>
            </text:list-item>
            <text:list-item>
              <text:p text:style-name="P6">Create an API endpoint for retrieving audit logs:</text:p>
              <text:list>
                <text:list-item>
                  <text:p text:style-name="P8"><text:span text:style-name="T3">GET /audit</text:span>: Retrieve audit logs with optional date filters.</text:p>
                  <text:list>
                    <text:list-item>
                      <text:p text:style-name="P9">This endpoint should support filtering data based on modification date using &amp;from and &amp;to query parameters.</text:p>
                    </text:list-item>
                  </text:list>
                </text:list-item>
              </text:list>
            </text:list-item>
          </text:list>
        </text:list-item>
        <text:list-item>
          <text:p text:style-name="P4"><text:span text:style-name="T3">Unit Testing:</text:span></text:p>
          <text:list>
            <text:list-item>
              <text:p text:style-name="P6">Implement unit tests for the product management API, specifically for the "Total price with VAT" calculation.</text:p>
            </text:list-item>
          </text:list>
        </text:list-item>
        <text:list-item>
          <text:p text:style-name="P4"><text:span text:style-name="T3">Documentation:</text:span></text:p>
          <text:list>
            <text:list-item>
              <text:p text:style-name="P6">Provide documentation (e.g., readme.md) detailing how to deploy and run the program.</text:p>
            </text:list-item>
            <text:list-item>
              <text:p text:style-name="P7">Post the source code and documentation in a public code repository, such as GitHub.</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8" meta:word-count="465" meta:character-count="2802" meta:non-whitespace-character-count="2409"/>
    <meta:generator>LibreOfficeDev/6.0.5.2$Linux_X86_64 LibreOffice_project/</meta:generator>
  </office:meta>
</office:document-meta>
</file>